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50pt" officeooo:rsid="00197804" officeooo:paragraph-rsid="00197804" style:font-size-asian="50pt" style:font-size-complex="50pt"/>
    </style:style>
    <style:style style:name="P2" style:family="paragraph" style:parent-style-name="Standard">
      <style:text-properties fo:color="#000000" loext:opacity="100%" fo:font-size="12pt" officeooo:rsid="00197804" officeooo:paragraph-rsid="00197804" style:font-size-asian="10.5pt" style:font-size-complex="12pt"/>
    </style:style>
    <style:style style:name="P3" style:family="paragraph" style:parent-style-name="Standard">
      <style:text-properties fo:color="#000000" loext:opacity="100%" fo:font-size="12pt" officeooo:rsid="001df7ed" officeooo:paragraph-rsid="001df7ed" style:font-size-asian="10.5pt" style:font-size-complex="12pt"/>
    </style:style>
    <style:style style:name="P4" style:family="paragraph" style:parent-style-name="Standard">
      <style:text-properties fo:color="#000000" loext:opacity="100%" fo:font-size="12pt" officeooo:rsid="0020a1ef" officeooo:paragraph-rsid="0020a1ef" style:font-size-asian="10.5pt" style:font-size-complex="12pt"/>
    </style:style>
    <style:style style:name="P5" style:family="paragraph" style:parent-style-name="Standard">
      <style:text-properties fo:color="#000000" loext:opacity="100%" fo:font-size="12pt" officeooo:rsid="0021d0ef" officeooo:paragraph-rsid="0021d0ef" style:font-size-asian="10.5pt" style:font-size-complex="12pt"/>
    </style:style>
    <style:style style:name="P6" style:family="paragraph" style:parent-style-name="Standard">
      <style:text-properties fo:color="#000000" loext:opacity="100%" fo:font-size="12pt" officeooo:rsid="0023adb7" officeooo:paragraph-rsid="0023adb7" style:font-size-asian="10.5pt" style:font-size-complex="12pt"/>
    </style:style>
    <style:style style:name="P7" style:family="paragraph" style:parent-style-name="Standard">
      <style:text-properties fo:color="#000000" loext:opacity="100%" fo:font-size="12pt" officeooo:rsid="0023b4b3" officeooo:paragraph-rsid="0023b4b3" style:font-size-asian="10.5pt" style:font-size-complex="12pt"/>
    </style:style>
    <style:style style:name="T1" style:family="text">
      <style:text-properties officeooo:rsid="001b4361"/>
    </style:style>
    <style:style style:name="T2" style:family="text">
      <style:text-properties officeooo:rsid="001cba5f"/>
    </style:style>
    <style:style style:name="T3" style:family="text">
      <style:text-properties officeooo:rsid="001f6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remier Cours</text:p>
      <text:p text:style-name="P2"/>
      <text:p text:style-name="P2"/>
      <text:p text:style-name="P2"/>
      <text:p text:style-name="P2"/>
      <text:p text:style-name="P2">Dans écriture, un paragraphe = une idée</text:p>
      <text:p text:style-name="P2"/>
      <text:p text:style-name="P2">Alterner entre phrase courte et longue pour l’écriture d’un CR par exemple. <text:span text:style-name="T1">(exemple : 2 phrases courtes et une phrase longue</text:span><text:span text:style-name="T2">)</text:span></text:p>
      <text:p text:style-name="P2"/>
      <text:p text:style-name="P3">Être simple, logique et concis. <text:span text:style-name="T3">Sujet + BV + Complément</text:span></text:p>
      <text:p text:style-name="P4">Placement de la virgule =&gt; Lire à voix haute.</text:p>
      <text:p text:style-name="P4"/>
      <text:p text:style-name="P5">Adaptation de l’e-mail à la hiérarchie </text:p>
      <text:p text:style-name="P5"/>
      <text:p text:style-name="P5"/>
      <text:p text:style-name="P6">1 -/ Travail sur le document .pdf</text:p>
      <text:p text:style-name="P6"/>
      <text:p text:style-name="P7">Actuellement, les applications informatiques sont protégées par le droit d’auteur. Les sanctions ont évolué avec l’avancée cruelle de l’informatique et la place que cette dernière a dans notre mond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40:44.548188117</meta:creation-date>
    <dc:date>2024-09-26T14:40:25.281592642</dc:date>
    <meta:editing-duration>PT3H42M10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1" meta:paragraph-count="8" meta:word-count="91" meta:character-count="552" meta:non-whitespace-character-count="465"/>
  </office:meta>
</office:document-meta>
</file>